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normal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fo:font-weight="normal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solid" style:text-underline-width="auto" style:text-underline-color="font-color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0.5pt" style:font-size-complex="12pt"/>
    </style:style>
    <style:style style:name="P14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Times New Roman" fo:font-size="22pt" fo:letter-spacing="normal" fo:font-style="normal" style:text-underline-style="none" fo:font-weight="normal" style:font-size-asian="22pt" style:font-weight-asian="normal" style:font-size-complex="2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1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8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1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tyle-asian="normal" style:font-size-complex="10pt" style:font-style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1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2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style:font-name="Times New Roman"/>
    </style:style>
    <style:style style:name="P24" style:family="paragraph" style:parent-style-name="Standard" style:list-style-name="L5">
      <style:paragraph-properties fo:text-align="start" style:justify-single-word="false"/>
      <style:text-properties fo:color="#000000" style:font-name="Times New Roman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T3" style:family="text">
      <style:text-properties fo:font-variant="normal" fo:text-transform="none" fo:font-size="10pt" fo:letter-spacing="normal" fo:font-style="normal" fo:font-weight="normal" style:font-size-asian="8.75pt" style:font-style-asian="italic" style:font-size-complex="10pt" style:font-style-complex="italic"/>
    </style:style>
    <style:style style:name="T4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font-size="10pt" fo:letter-spacing="normal" fo:font-style="italic" fo:font-weight="normal" style:font-size-asian="8.75pt" style:font-style-asian="italic" style:font-size-complex="10pt" style:font-style-complex="italic"/>
    </style:style>
    <style:style style:name="T6" style:family="text">
      <style:text-properties fo:font-variant="normal" fo:text-transform="none" fo:font-size="10pt" fo:letter-spacing="normal" fo:font-style="italic" fo:font-weight="normal" style:font-size-asian="8.75pt" style:font-size-complex="10pt"/>
    </style:style>
    <style:style style:name="T7" style:family="text">
      <style:text-properties fo:font-variant="normal" fo:text-transform="none" fo:font-size="10pt" fo:letter-spacing="normal" fo:font-style="italic" fo:font-weight="normal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ize-asian="8.75pt"/>
    </style:style>
    <style:style style:name="T10" style:family="text">
      <style:text-properties style:font-size-asian="8.75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XWELL SAYLES</text:p>
      <text:p text:style-name="P1"/>
      <text:p text:style-name="P1"/>
      <text:p text:style-name="P5">PROFESSIONAL EXPERIENCE</text:p>
      <text:p text:style-name="P3"/>
      <text:p text:style-name="P6">GOOGLE <text:s text:c="120"/>FEB 2011 – AUG 2012</text:p>
      <text:p text:style-name="P4"/>
      <text:list xml:id="list5533710721" text:style-name="L1">
        <text:list-item>
          <text:p text:style-name="P15">Face blurring for YouTube video editor and Google maps street view.</text:p>
        </text:list-item>
        <text:list-item>
          <text:p text:style-name="P15">Chromium web browser and media player for devices (FLV and MP4 parsing for H.264 and AAC decoding).</text:p>
        </text:list-item>
        <text:list-item>
          <text:p text:style-name="P15">YouTube transcoder backend (Python, C++, and Google Configuration Language).</text:p>
        </text:list-item>
        <text:list-item>
          <text:p text:style-name="P15">YouTube Leanback (http://youtube.com/leanback) using ActionScript 3, JavaScript, HTML5.</text:p>
        </text:list-item>
        <text:list-item>
          <text:p text:style-name="P15">Interview and screen software engineering candidates and mentor new hires.</text:p>
        </text:list-item>
      </text:list>
      <text:p text:style-name="P3"/>
      <text:p text:style-name="P3"/>
      <text:p text:style-name="P7">UNIVERSITY OF CALGARY <text:s text:c="49"/>SEP 2000 – FEB 2005, JAN 2008 – DEC 2010</text:p>
      <text:p text:style-name="P2"/>
      <text:list xml:id="list927624012" text:style-name="L2">
        <text:list-item>
          <text:p text:style-name="P23"><text:span text:style-name="T2">Teaching assistant for </text:span><text:span text:style-name="T5">Design and Analysis of Algorithms I</text:span><text:span text:style-name="T2"> and </text:span><text:span text:style-name="T5">II</text:span><text:span text:style-name="T3">, and</text:span><text:span text:style-name="T2"> </text:span><text:span text:style-name="T6">Computer Architecture and Low-Level Programming</text:span><text:span text:style-name="T2">.</text:span></text:p>
        </text:list-item>
        <text:list-item>
          <text:p text:style-name="P16"><text:span text:style-name="T10">Guest lecturer for </text:span><text:span text:style-name="T9">Design and Analysis of Algorithms I</text:span><text:span text:style-name="T10">, and </text:span><text:span text:style-name="T9">Information Structures I</text:span><text:span text:style-name="T10">.</text:span></text:p>
        </text:list-item>
        <text:list-item>
          <text:p text:style-name="P16"><text:span text:style-name="T10">Course development for </text:span><text:span text:style-name="T9">Information Structures I.</text:span></text:p>
        </text:list-item>
        <text:list-item>
          <text:p text:style-name="P19">Swarm Art – interactive evolving art (Linux, OS X, Python, C++, Objective-C, Cocoa, and Ogre3D).</text:p>
        </text:list-item>
        <text:list-item>
          <text:p text:style-name="P25">CaML (Camera Mark-up Language) server – a multi-threaded pluggable HTTP server for video analysis (Python, Linux and OS X).</text:p>
        </text:list-item>
      </text:list>
      <text:p text:style-name="P1"/>
      <text:p text:style-name="P1"/>
      <text:p text:style-name="P7">STANDARD INTEGRATED ELECTRONICS <text:s text:c="60"/>NOV 2007 – DEC 2008</text:p>
      <text:p text:style-name="P1"/>
      <text:list xml:id="list1446241706" text:continue-numbering="true" text:style-name="L2">
        <text:list-item>
          <text:p text:style-name="P16">Real time MPEG-4 video re-encoder as a network gateway device (C++).</text:p>
        </text:list-item>
        <text:list-item>
          <text:p text:style-name="P16">E-commerce back end using Moneris for point of sale (C++, PHP).</text:p>
        </text:list-item>
        <text:list-item>
          <text:p text:style-name="P16">Web deployed 3D simulations (C++, Ogre3D).</text:p>
        </text:list-item>
      </text:list>
      <text:p text:style-name="P1"/>
      <text:p text:style-name="P1"/>
      <text:p text:style-name="P7">SYMANTEC <text:s text:c="115"/>FEB 2005 – JAN 2007</text:p>
      <text:p text:style-name="P1"/>
      <text:list xml:id="list513052686" text:continue-numbering="true" text:style-name="L2">
        <text:list-item>
          <text:p text:style-name="P16">Attack Quarantine System (AQS4.0) - honey pots to ensnare malicious code (VMware, Suse10, Perl, and MS-SQL).</text:p>
        </text:list-item>
        <text:list-item>
          <text:p text:style-name="P16">LophtCrack 5 - password auditing for Windows LM passwords and Linux MD5 passwords.</text:p>
        </text:list-item>
        <text:list-item>
          <text:p text:style-name="P16">Datafeeds - MS-SQL data replication using differential journals, XML, and Web services (C#).</text:p>
        </text:list-item>
        <text:list-item>
          <text:p text:style-name="P16">Threat Management Systems (TMS7.0) – an early warning system (Web services, C#, MS-SQL).</text:p>
        </text:list-item>
        <text:list-item>
          <text:p text:style-name="P16">A custom distributed caching server (C#, MS-SQL).</text:p>
        </text:list-item>
      </text:list>
      <text:p text:style-name="P1"/>
      <text:p text:style-name="P1"/>
      <text:p text:style-name="P7">NINTENDO OF AMERICA <text:s text:c="91"/>AUG 1995 – JUN 1999</text:p>
      <text:list xml:id="list379808891" text:continue-numbering="true" text:style-name="L2">
        <text:list-header>
          <text:p text:style-name="P16"/>
        </text:list-header>
        <text:list-item>
          <text:p text:style-name="P23"><text:span text:style-name="T7">The New Tetris </text:span><text:span text:style-name="T4">for the Nintendo 64, released on August 4, 1999.</text:span></text:p>
        </text:list-item>
        <text:list-item>
          <text:p text:style-name="P23"><text:span text:style-name="T7">Tetrisphere </text:span><text:span text:style-name="T4">for the Nintendo 64, released on August 17, 1997.</text:span></text:p>
        </text:list-item>
      </text:list>
      <text:p text:style-name="P8"/>
      <text:p text:style-name="P8"/>
      <text:p text:style-name="P14">MAXWELL SAYLES</text:p>
      <text:p text:style-name="P10"/>
      <text:p text:style-name="P10"/>
      <text:p text:style-name="P12">EDUCATION</text:p>
      <text:p text:style-name="P11"/>
      <text:p text:style-name="P13">UNIVERSITY OF CALGARY <text:s text:c="47"/>SEP 1999 – MAY 2005, JAN 2008 – PRESENT</text:p>
      <text:p text:style-name="P2"/>
      <text:list xml:id="list1834967192" text:style-name="L3">
        <text:list-item>
          <text:p text:style-name="P20">Completing a Master's of Science in Computer Science in Computational Number Theory. Improved exponentiation in the ideal class group of imaginary quadratic fields with an application to integer factoring.</text:p>
        </text:list-item>
        <text:list-item>
          <text:p text:style-name="P20">Bachelor of Arts with distinction in 2005: majored in Philosophy, with a minor in Religious Studies and Anthropology.</text:p>
        </text:list-item>
      </text:list>
      <text:list xml:id="list690547297" text:style-name="L4">
        <text:list-item>
          <text:p text:style-name="P17">Received the medallion for highest academic proficiency (GPA) in the department of Philosophy.</text:p>
        </text:list-item>
        <text:list-item>
          <text:p text:style-name="P21">Participated in the Term Abroad Program to India with courses in Social Work, Ecology, and conversational Hindi.</text:p>
        </text:list-item>
      </text:list>
      <text:p text:style-name="P2"/>
      <text:p text:style-name="P2"/>
      <text:p text:style-name="P5">AWARDS</text:p>
      <text:p text:style-name="P2"/>
      <text:list xml:id="list658215849" text:style-name="L5">
        <text:list-item>
          <text:p text:style-name="P24"><text:span text:style-name="T2">2011 –</text:span><text:span text:style-name="T4"> NSERC CGS-D ($105,000 CAD) and department research award ($8,000 CAD).</text:span></text:p>
        </text:list-item>
        <text:list-item>
          <text:p text:style-name="P22">2009 – NSERC CGS-M ($17,500 CAD), iCORE top-up ($12,300 CAD), and department research award ($8,000 CAD).</text:p>
        </text:list-item>
        <text:list-item>
          <text:p text:style-name="P24"><text:span text:style-name="T2">2008 – Teaching award for </text:span><text:span text:style-name="T5">Design and Analysis of Algorithms I</text:span><text:span text:style-name="T2"> (CPSC413) in Fall 2008.</text:span></text:p>
        </text:list-item>
        <text:list-item>
          <text:p text:style-name="P22">2006 – Four A++ awards ($10,000 CAD) at Symantec.</text:p>
        </text:list-item>
        <text:list-item>
          <text:p text:style-name="P22">2005 – Award for highest academic proficiency (GPA) in the department of Philosophy at the University of Calgary.</text:p>
        </text:list-item>
        <text:list-item>
          <text:p text:style-name="P22">2004 – First place ($3000 CAD) at the 2nd Annual Calgary Technology Center Programming Competition.</text:p>
        </text:list-item>
        <text:list-item>
          <text:p text:style-name="P22">2003 – Rhoda F. Blythe Philosophy Undergraduate Scholarship ($1800 CAD).</text:p>
        </text:list-item>
        <text:list-item>
          <text:p text:style-name="P18"><text:s text:c="9"/>– Owen Family Scholarship ($500 CAD).</text:p>
        </text:list-item>
        <text:list-item>
          <text:p text:style-name="P18">2000 – Jason Lang Scholarship ($1000 CAD).</text:p>
        </text:list-item>
      </text:list>
      <text:p text:style-name="P1"/>
      <text:p text:style-name="P2"/>
      <text:p text:style-name="P5">PUBLICATIONS</text:p>
      <text:p text:style-name="P2"/>
      <text:list xml:id="list695305417" text:style-name="L6">
        <text:list-item>
          <text:p text:style-name="P26"><text:span text:style-name="T8">SwarmArt: Interactive Art from Swarm Intelligence.</text:span> <text:span text:style-name="T1">J. Boyd, G. Hushlak, C. Jacob, </text:span><text:span text:style-name="T11">M. Sayles</text:span><text:span text:style-name="T1">, P. Nuytten. Leonardo. Volume 40, Number 3, June 2007: 248-254.</text:span></text:p>
        </text:list-item>
        <text:list-item>
          <text:p text:style-name="P26"><text:span text:style-name="T8">SwarmArt: Interactive Art from Swarm Intelligence.</text:span> <text:span text:style-name="T1">J. Boyd, G. Hushlak, C. Jacob, </text:span><text:span text:style-name="T11">M. Sayles</text:span><text:span text:style-name="T1">, P. Nuytten. Proceedings of the 12th ACM International Conference on Multimedia, October 12-14, 2004, New York, NY, USA. ACM Press: 628-635.</text:span></text:p>
        </text:list-item>
        <text:list-item>
          <text:p text:style-name="P26"><text:span text:style-name="T8">Internet broadcasting of hockey: a scale prototype.</text:span> <text:span text:style-name="T1">J. Boyd, </text:span><text:span text:style-name="T11">M. Sayles</text:span><text:span text:style-name="T1">, L. Olsen, P. Tarjan. SPIE Internet Imaging V, January 2004, Santa Jose, CA: 193-201.</text:span></text:p>
        </text:list-item>
        <text:list-item>
          <text:p text:style-name="P26"><text:span text:style-name="T8">Content Description Servers for Networked Video Surveillance.</text:span> <text:span text:style-name="T1">J. Boyd, </text:span><text:span text:style-name="T11">M. Sayles</text:span><text:span text:style-name="T1">, L. Olsen, P. Tarjan. ITCC (1) 2004: 798-803.</text:span></text:p>
        </text:list-item>
        <text:list-item>
          <text:p text:style-name="P26"><text:span text:style-name="T8">Camera Interaction through CaML Video Information Sensors.</text:span> <text:span text:style-name="T1">J. Boyd, N. Kendrick, L. Olsen, </text:span><text:span text:style-name="T11">M. Sayles</text:span><text:span text:style-name="T1">, P. Tarjan.</text:span> <text:span text:style-name="T1">IS 2003 - 13th Annual Canadian Conference on Intelligent Systems: 28.</text:span></text:p>
        </text:list-item>
        <text:list-item>
          <text:p text:style-name="P26"><text:span text:style-name="T8">CaML: Camera markup language for network interaction.</text:span> <text:span text:style-name="T11">M. Sayles</text:span><text:span text:style-name="T1">, X. Wu, J. Boyd. SPIE Internet Imaging IV, Vol. 5018, January 2003, Santa Clara, CA: 248-256.</text:span></text:p>
        </text:list-item>
        <text:list-item>
          <text:p text:style-name="P26"><text:span text:style-name="T8">Real-Time Video Phase-Locked Loops.</text:span> <text:span text:style-name="T1">J. Boyd, </text:span><text:span text:style-name="T11">M. Sayles</text:span><text:span text:style-name="T1">.</text:span> <text:span text:style-name="T1">ICCV 2001: 742.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1.499cm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1-01-17T22:22:44</meta:creation-date>
    <dc:date>2012-11-19T19:42:53</dc:date>
    <dc:creator>max </dc:creator>
    <meta:editing-duration>PT6H41M3S</meta:editing-duration>
    <meta:editing-cycles>171</meta:editing-cycles>
    <meta:generator>LibreOffice/3.6$Linux_X86_64 LibreOffice_project/360m1$Build-2</meta:generator>
    <meta:document-statistic meta:table-count="0" meta:image-count="0" meta:object-count="0" meta:page-count="2" meta:paragraph-count="52" meta:word-count="691" meta:character-count="4752" meta:non-whitespace-character-count="3662"/>
  </office:meta>
</office:document-meta>
</file>